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7.54mm"/>
    </style:style>
    <style:style style:name="co2" style:family="table-column">
      <style:table-column-properties fo:break-before="auto" style:column-width="128.11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8.8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2.88mm"/>
    </style:style>
    <style:style style:name="co8" style:family="table-column">
      <style:table-column-properties fo:break-before="auto" style:column-width="10.42mm"/>
    </style:style>
    <style:style style:name="co9" style:family="table-column">
      <style:table-column-properties fo:break-before="auto" style:column-width="6.88mm"/>
    </style:style>
    <style:style style:name="co10" style:family="table-column">
      <style:table-column-properties fo:break-before="auto" style:column-width="7.16mm"/>
    </style:style>
    <style:style style:name="co11" style:family="table-column">
      <style:table-column-properties fo:break-before="auto" style:column-width="21.33mm"/>
    </style:style>
    <style:style style:name="co12" style:family="table-column">
      <style:table-column-properties fo:break-before="auto" style:column-width="7.97mm"/>
    </style:style>
    <style:style style:name="co13" style:family="table-column">
      <style:table-column-properties fo:break-before="auto" style:column-width="7.71mm"/>
    </style:style>
    <style:style style:name="co14" style:family="table-column">
      <style:table-column-properties fo:break-before="auto" style:column-width="29.23mm"/>
    </style:style>
    <style:style style:name="co15" style:family="table-column">
      <style:table-column-properties fo:break-before="auto" style:column-width="31.13mm"/>
    </style:style>
    <style:style style:name="co16" style:family="table-column">
      <style:table-column-properties fo:break-before="auto" style:column-width="31.68mm"/>
    </style:style>
    <style:style style:name="co17" style:family="table-column">
      <style:table-column-properties fo:break-before="auto" style:column-width="33.04mm"/>
    </style:style>
    <style:style style:name="co18" style:family="table-column">
      <style:table-column-properties fo:break-before="auto" style:column-width="37.13mm"/>
    </style:style>
    <style:style style:name="co19" style:family="table-column">
      <style:table-column-properties fo:break-before="auto" style:column-width="32.49mm"/>
    </style:style>
    <style:style style:name="co20" style:family="table-column">
      <style:table-column-properties fo:break-before="auto" style:column-width="35.22mm"/>
    </style:style>
    <style:style style:name="co21" style:family="table-column">
      <style:table-column-properties fo:break-before="auto" style:column-width="28.95mm"/>
    </style:style>
    <style:style style:name="co22" style:family="table-column">
      <style:table-column-properties fo:break-before="auto" style:column-width="43.39mm"/>
    </style:style>
    <style:style style:name="co23" style:family="table-column">
      <style:table-column-properties fo:break-before="auto" style:column-width="25.14mm"/>
    </style:style>
    <style:style style:name="co24" style:family="table-column">
      <style:table-column-properties fo:break-before="auto" style:column-width="27.04mm"/>
    </style:style>
    <style:style style:name="co25" style:family="table-column">
      <style:table-column-properties fo:break-before="auto" style:column-width="27.59mm"/>
    </style:style>
    <style:style style:name="co26" style:family="table-column">
      <style:table-column-properties fo:break-before="auto" style:column-width="24.87mm"/>
    </style:style>
    <style:style style:name="co27" style:family="table-column">
      <style:table-column-properties fo:break-before="auto" style:column-width="39.3mm"/>
    </style:style>
    <style:style style:name="co28" style:family="table-column">
      <style:table-column-properties fo:break-before="auto" style:column-width="9.61mm"/>
    </style:style>
    <style:style style:name="co29" style:family="table-column">
      <style:table-column-properties fo:break-before="auto" style:column-width="10.95mm"/>
    </style:style>
    <style:style style:name="co30" style:family="table-column">
      <style:table-column-properties fo:break-before="auto" style:column-width="17.78mm"/>
    </style:style>
    <style:style style:name="co31" style:family="table-column">
      <style:table-column-properties fo:break-before="auto" style:column-width="15.33mm"/>
    </style:style>
    <style:style style:name="co32" style:family="table-column">
      <style:table-column-properties fo:break-before="auto" style:column-width="39.03mm"/>
    </style:style>
    <style:style style:name="co33" style:family="table-column">
      <style:table-column-properties fo:break-before="auto" style:column-width="22.42mm"/>
    </style:style>
    <style:style style:name="co34" style:family="table-column">
      <style:table-column-properties fo:break-before="auto" style:column-width="33.85mm"/>
    </style:style>
    <style:style style:name="co35" style:family="table-column">
      <style:table-column-properties fo:break-before="auto" style:column-width="22.97mm"/>
    </style:style>
    <style:style style:name="co36" style:family="table-column">
      <style:table-column-properties fo:break-before="auto" style:column-width="37.68mm"/>
    </style:style>
    <style:style style:name="co37" style:family="table-column">
      <style:table-column-properties fo:break-before="auto" style:column-width="39.85mm"/>
    </style:style>
    <style:style style:name="co38" style:family="table-column">
      <style:table-column-properties fo:break-before="auto" style:column-width="17.52mm"/>
    </style:style>
    <style:style style:name="co3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cla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33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38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bo</text:p>
          </table:table-cell>
          <table:table-cell office:value-type="string" calcext:value-type="string">
            <text:p>cboModified</text:p>
          </table:table-cell>
          <table:table-cell office:value-type="string" calcext:value-type="string">
            <text:p>fanin</text:p>
          </table:table-cell>
          <table:table-cell office:value-type="string" calcext:value-type="string">
            <text:p>fanout</text:p>
          </table:table-cell>
          <table:table-cell office:value-type="string" calcext:value-type="string">
            <text:p>wmc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noc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lcom</text:p>
          </table:table-cell>
          <table:table-cell office:value-type="string" calcext:value-type="string">
            <text:p>lcom*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lcc</text:p>
          </table:table-cell>
          <table:table-cell office:value-type="string" calcext:value-type="string">
            <text:p>totalMethodsQty</text:p>
          </table:table-cell>
          <table:table-cell office:value-type="string" calcext:value-type="string">
            <text:p>staticMethodsQty</text:p>
          </table:table-cell>
          <table:table-cell office:value-type="string" calcext:value-type="string">
            <text:p>publicMethodsQty</text:p>
          </table:table-cell>
          <table:table-cell office:value-type="string" calcext:value-type="string">
            <text:p>privateMethodsQty</text:p>
          </table:table-cell>
          <table:table-cell office:value-type="string" calcext:value-type="string">
            <text:p>protectedMethodsQty</text:p>
          </table:table-cell>
          <table:table-cell office:value-type="string" calcext:value-type="string">
            <text:p>defaultMethodsQty</text:p>
          </table:table-cell>
          <table:table-cell office:value-type="string" calcext:value-type="string">
            <text:p>visibleMethodsQty</text:p>
          </table:table-cell>
          <table:table-cell office:value-type="string" calcext:value-type="string">
            <text:p>abstractMethodsQty</text:p>
          </table:table-cell>
          <table:table-cell office:value-type="string" calcext:value-type="string">
            <text:p>finalMethodsQty</text:p>
          </table:table-cell>
          <table:table-cell office:value-type="string" calcext:value-type="string">
            <text:p>synchronizedMethodsQty</text:p>
          </table:table-cell>
          <table:table-cell office:value-type="string" calcext:value-type="string">
            <text:p>totalFieldsQty</text:p>
          </table:table-cell>
          <table:table-cell office:value-type="string" calcext:value-type="string">
            <text:p>staticFieldsQty</text:p>
          </table:table-cell>
          <table:table-cell office:value-type="string" calcext:value-type="string">
            <text:p>publicFieldsQty</text:p>
          </table:table-cell>
          <table:table-cell office:value-type="string" calcext:value-type="string">
            <text:p>privateFieldsQty</text:p>
          </table:table-cell>
          <table:table-cell office:value-type="string" calcext:value-type="string">
            <text:p>protectedFieldsQty</text:p>
          </table:table-cell>
          <table:table-cell office:value-type="string" calcext:value-type="string">
            <text:p>defaultFieldsQty</text:p>
          </table:table-cell>
          <table:table-cell office:value-type="string" calcext:value-type="string">
            <text:p>finalFieldsQty</text:p>
          </table:table-cell>
          <table:table-cell office:value-type="string" calcext:value-type="string">
            <text:p>synchronizedFieldsQty</text:p>
          </table:table-cell>
          <table:table-cell office:value-type="string" calcext:value-type="string">
            <text:p>nosi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returnQty</text:p>
          </table:table-cell>
          <table:table-cell office:value-type="string" calcext:value-type="string">
            <text:p>loopQty</text:p>
          </table:table-cell>
          <table:table-cell office:value-type="string" calcext:value-type="string">
            <text:p>comparisonsQty</text:p>
          </table:table-cell>
          <table:table-cell office:value-type="string" calcext:value-type="string">
            <text:p>tryCatchQty</text:p>
          </table:table-cell>
          <table:table-cell office:value-type="string" calcext:value-type="string">
            <text:p>parenthesizedExpsQty</text:p>
          </table:table-cell>
          <table:table-cell office:value-type="string" calcext:value-type="string">
            <text:p>stringLiteralsQty</text:p>
          </table:table-cell>
          <table:table-cell office:value-type="string" calcext:value-type="string">
            <text:p>numbersQty</text:p>
          </table:table-cell>
          <table:table-cell office:value-type="string" calcext:value-type="string">
            <text:p>assignmentsQty</text:p>
          </table:table-cell>
          <table:table-cell office:value-type="string" calcext:value-type="string">
            <text:p>mathOperationsQty</text:p>
          </table:table-cell>
          <table:table-cell office:value-type="string" calcext:value-type="string">
            <text:p>variablesQty</text:p>
          </table:table-cell>
          <table:table-cell office:value-type="string" calcext:value-type="string">
            <text:p>maxNestedBlocksQty</text:p>
          </table:table-cell>
          <table:table-cell office:value-type="string" calcext:value-type="string">
            <text:p>anonymousClassesQty</text:p>
          </table:table-cell>
          <table:table-cell office:value-type="string" calcext:value-type="string">
            <text:p>innerClassesQty</text:p>
          </table:table-cell>
          <table:table-cell office:value-type="string" calcext:value-type="string">
            <text:p>lambdasQty</text:p>
          </table:table-cell>
          <table:table-cell office:value-type="string" calcext:value-type="string">
            <text:p>uniqueWordsQty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logStatementsQty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adapter/HomeAdapter.java</text:p>
          </table:table-cell>
          <table:table-cell office:value-type="string" calcext:value-type="string">
            <text:p>com.github.shellhub.filemanager.adapter.HomeAdapter$HomeAudioViewHold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833333" calcext:value-type="float">
            <text:p>0.58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view/MainView.java</text:p>
          </table:table-cell>
          <table:table-cell office:value-type="string" calcext:value-type="string">
            <text:p>com.github.shellhub.filemanager.view.MainView</text:p>
          </table:table-cell>
          <table:table-cell office:value-type="string" calcext:value-type="string">
            <text:p>interfa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utils/FileUtils.java</text:p>
          </table:table-cell>
          <table:table-cell office:value-type="string" calcext:value-type="string">
            <text:p>com.github.shellhub.filemanager.utils.FileUtils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adapter/HomeAdapter.java</text:p>
          </table:table-cell>
          <table:table-cell office:value-type="string" calcext:value-type="string">
            <text:p>com.github.shellhub.filemanager.adapter.HomeAdapter$HomeTXTViewHold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6666667" calcext:value-type="float">
            <text:p>0.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view/BaseView.java</text:p>
          </table:table-cell>
          <table:table-cell office:value-type="string" calcext:value-type="string">
            <text:p>com.github.shellhub.filemanager.view.BaseView</text:p>
          </table:table-cell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entity/ScrollEvent.java</text:p>
          </table:table-cell>
          <table:table-cell office:value-type="string" calcext:value-type="string">
            <text:p>com.github.shellhub.filemanager.entity.ScrollEvent</text:p>
          </table:table-cell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event/FileEntitiesEvent.java</text:p>
          </table:table-cell>
          <table:table-cell office:value-type="string" calcext:value-type="string">
            <text:p>com.github.shellhub.filemanager.event.FileEntitiesEvent</text:p>
          </table:table-cell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event/FileEntityEvent.java</text:p>
          </table:table-cell>
          <table:table-cell office:value-type="string" calcext:value-type="string">
            <text:p>com.github.shellhub.filemanager.event.FileEntityEvent</text:p>
          </table:table-cell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utils/ConstantUtils.java</text:p>
          </table:table-cell>
          <table:table-cell office:value-type="string" calcext:value-type="string">
            <text:p>com.github.shellhub.filemanager.utils.ConstantUtils</text:p>
          </table:table-cell>
          <table:table-cell office:value-type="string" calcext:value-type="string">
            <text:p>cla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model/MainModel.java</text:p>
          </table:table-cell>
          <table:table-cell office:value-type="string" calcext:value-type="string">
            <text:p>com.github.shellhub.filemanager.model.MainModel$Callback</text:p>
          </table:table-cell>
          <table:table-cell office:value-type="string" calcext:value-type="string">
            <text:p>interfa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model/impl/MainModelImpl.java</text:p>
          </table:table-cell>
          <table:table-cell office:value-type="string" calcext:value-type="string">
            <text:p>com.github.shellhub.filemanager.model.impl.MainModelImpl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adapter/HomeAdapter.java</text:p>
          </table:table-cell>
          <table:table-cell office:value-type="string" calcext:value-type="string">
            <text:p>com.github.shellhub.filemanager.adapter.HomeAdapter$HomeGridViewHold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presenter/impl/MainPresenterImpl.java</text:p>
          </table:table-cell>
          <table:table-cell office:value-type="string" calcext:value-type="string">
            <text:p>com.github.shellhub.filemanager.presenter.impl.MainPresenterImpl</text:p>
          </table:table-cell>
          <table:table-cell office:value-type="string" calcext:value-type="string">
            <text:p>clas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utils/DialogFactory.java</text:p>
          </table:table-cell>
          <table:table-cell office:value-type="string" calcext:value-type="string">
            <text:p>com.github.shellhub.filemanager.utils.DialogFactory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entity/FileAction.java</text:p>
          </table:table-cell>
          <table:table-cell office:value-type="string" calcext:value-type="string">
            <text:p>com.github.shellhub.filemanager.entity.FileAction</text:p>
          </table:table-cell>
          <table:table-cell office:value-type="string" calcext:value-type="string">
            <text:p>enu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entity/ShowModeEvent.java</text:p>
          </table:table-cell>
          <table:table-cell office:value-type="string" calcext:value-type="string">
            <text:p>com.github.shellhub.filemanager.entity.ShowModeEvent</text:p>
          </table:table-cell>
          <table:table-cell office:value-type="string" calcext:value-type="string">
            <text:p>cla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fragment/HomeFragment.java</text:p>
          </table:table-cell>
          <table:table-cell office:value-type="string" calcext:value-type="string">
            <text:p>com.github.shellhub.filemanager.fragment.HomeFragment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utils/TimeUtils.java</text:p>
          </table:table-cell>
          <table:table-cell office:value-type="string" calcext:value-type="string">
            <text:p>com.github.shellhub.filemanager.utils.TimeUtils</text:p>
          </table:table-cell>
          <table:table-cell office:value-type="string" calcext:value-type="string">
            <text:p>cla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model/MainModel.java</text:p>
          </table:table-cell>
          <table:table-cell office:value-type="string" calcext:value-type="string">
            <text:p>com.github.shellhub.filemanager.model.MainModel</text:p>
          </table:table-cell>
          <table:table-cell office:value-type="string" calcext:value-type="string">
            <text:p>interfa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activity/MainActivity.java</text:p>
          </table:table-cell>
          <table:table-cell office:value-type="string" calcext:value-type="string">
            <text:p>com.github.shellhub.filemanager.activity.MainActivity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46" calcext:value-type="float">
            <text:p>246</text:p>
          </table:table-cell>
          <table:table-cell office:value-type="float" office:value="0.928889" calcext:value-type="float">
            <text:p>0.928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fragment/HomeFragment.java</text:p>
          </table:table-cell>
          <table:table-cell office:value-type="string" calcext:value-type="string">
            <text:p>com.github.shellhub.filemanager.fragment.HomeFragment</text:p>
          </table:table-cell>
          <table:table-cell office:value-type="string" calcext:value-type="string">
            <text:p>class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.6296297" calcext:value-type="float">
            <text:p>0.6296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adapter/HomeAdapter.java</text:p>
          </table:table-cell>
          <table:table-cell office:value-type="string" calcext:value-type="string">
            <text:p>com.github.shellhub.filemanager.adapter.HomeAdapter</text:p>
          </table:table-cell>
          <table:table-cell office:value-type="string" calcext:value-type="string">
            <text:p>class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utils/AppUtils.java</text:p>
          </table:table-cell>
          <table:table-cell office:value-type="string" calcext:value-type="string">
            <text:p>com.github.shellhub.filemanager.utils.AppUtils</text:p>
          </table:table-cell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presenter/MainPresenter.java</text:p>
          </table:table-cell>
          <table:table-cell office:value-type="string" calcext:value-type="string">
            <text:p>com.github.shellhub.filemanager.presenter.MainPresenter</text:p>
          </table:table-cell>
          <table:table-cell office:value-type="string" calcext:value-type="string">
            <text:p>interfa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entity/FileRemoveEvent.java</text:p>
          </table:table-cell>
          <table:table-cell office:value-type="string" calcext:value-type="string">
            <text:p>com.github.shellhub.filemanager.entity.FileRemoveEvent</text:p>
          </table:table-cell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adapter/HomeAdapter.java</text:p>
          </table:table-cell>
          <table:table-cell office:value-type="string" calcext:value-type="string">
            <text:p>com.github.shellhub.filemanager.adapter.HomeAdapter$HomeFolderViewHolder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6666667" calcext:value-type="float">
            <text:p>0.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utils/GenericFileProvider.java</text:p>
          </table:table-cell>
          <table:table-cell office:value-type="string" calcext:value-type="string">
            <text:p>com.github.shellhub.filemanager.utils.GenericFileProvider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entity/FileInsertEvent.java</text:p>
          </table:table-cell>
          <table:table-cell office:value-type="string" calcext:value-type="string">
            <text:p>com.github.shellhub.filemanager.entity.FileInsertEvent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event/RenameEvent.java</text:p>
          </table:table-cell>
          <table:table-cell office:value-type="string" calcext:value-type="string">
            <text:p>com.github.shellhub.filemanager.event.RenameEvent</text:p>
          </table:table-cell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entity/FileType.java</text:p>
          </table:table-cell>
          <table:table-cell office:value-type="string" calcext:value-type="string">
            <text:p>com.github.shellhub.filemanager.entity.FileType</text:p>
          </table:table-cell>
          <table:table-cell office:value-type="string" calcext:value-type="string">
            <text:p>enu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entity/FileEntity.java</text:p>
          </table:table-cell>
          <table:table-cell office:value-type="string" calcext:value-type="string">
            <text:p>com.github.shellhub.filemanager.entity.FileEntity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activity/BaseActivity.java</text:p>
          </table:table-cell>
          <table:table-cell office:value-type="string" calcext:value-type="string">
            <text:p>com.github.shellhub.filemanager.activity.BaseActivity</text:p>
          </table:table-cell>
          <table:table-cell office:value-type="string" calcext:value-type="string">
            <text:p>clas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model/impl/MainModelImpl.java</text:p>
          </table:table-cell>
          <table:table-cell office:value-type="string" calcext:value-type="string">
            <text:p>com.github.shellhub.filemanager.model.impl.MainModelImpl</text:p>
          </table:table-cell>
          <table:table-cell office:value-type="string" calcext:value-type="string">
            <text:p>class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0.61111116" calcext:value-type="float">
            <text:p>0.61111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2_Android_FileManager/src-git/FileManager-master/app/src/main/java/com/github/shellhub/filemanager/event/FileActionEvent.java</text:p>
          </table:table-cell>
          <table:table-cell office:value-type="string" calcext:value-type="string">
            <text:p>com.github.shellhub.filemanager.event.FileActionEvent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55556" calcext:value-type="float">
            <text:p>0.555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 table:number-columns-repeated="3"/>
          <table:table-cell table:style-name="ce1" table:formula="of:=[.D1]" office:value-type="string" office:string-value="cbo" calcext:value-type="string">
            <text:p>cbo</text:p>
          </table:table-cell>
          <table:table-cell table:formula="of:=[.E1]" office:value-type="string" office:string-value="cboModified" calcext:value-type="string">
            <text:p>cboModified</text:p>
          </table:table-cell>
          <table:table-cell table:formula="of:=[.F1]" office:value-type="string" office:string-value="fanin" calcext:value-type="string">
            <text:p>fanin</text:p>
          </table:table-cell>
          <table:table-cell table:formula="of:=[.G1]" office:value-type="string" office:string-value="fanout" calcext:value-type="string">
            <text:p>fanout</text:p>
          </table:table-cell>
          <table:table-cell table:style-name="ce1" table:formula="of:=[.H1]" office:value-type="string" office:string-value="wmc" calcext:value-type="string">
            <text:p>wmc</text:p>
          </table:table-cell>
          <table:table-cell table:style-name="ce1" table:formula="of:=[.I1]" office:value-type="string" office:string-value="dit" calcext:value-type="string">
            <text:p>dit</text:p>
          </table:table-cell>
          <table:table-cell table:style-name="ce1" table:formula="of:=[.J1]" office:value-type="string" office:string-value="noc" calcext:value-type="string">
            <text:p>noc</text:p>
          </table:table-cell>
          <table:table-cell table:style-name="ce1" table:formula="of:=[.K1]" office:value-type="string" office:string-value="rfc" calcext:value-type="string">
            <text:p>rfc</text:p>
          </table:table-cell>
          <table:table-cell table:formula="of:=[.L1]" office:value-type="string" office:string-value="lcom" calcext:value-type="string">
            <text:p>lcom</text:p>
          </table:table-cell>
          <table:table-cell table:formula="of:=[.M1]" office:value-type="string" office:string-value="lcom*" calcext:value-type="string">
            <text:p>lcom*</text:p>
          </table:table-cell>
          <table:table-cell table:formula="of:=[.N1]" office:value-type="string" office:string-value="tcc" calcext:value-type="string">
            <text:p>tcc</text:p>
          </table:table-cell>
          <table:table-cell table:formula="of:=[.O1]" office:value-type="string" office:string-value="lcc" calcext:value-type="string">
            <text:p>lcc</text:p>
          </table:table-cell>
          <table:table-cell table:style-name="ce1" table:formula="of:=[.P1]" office:value-type="string" office:string-value="totalMethodsQty" calcext:value-type="string">
            <text:p>totalMethodsQty</text:p>
          </table:table-cell>
          <table:table-cell table:formula="of:=[.Q1]" office:value-type="string" office:string-value="staticMethodsQty" calcext:value-type="string">
            <text:p>staticMethodsQty</text:p>
          </table:table-cell>
          <table:table-cell table:formula="of:=[.R1]" office:value-type="string" office:string-value="publicMethodsQty" calcext:value-type="string">
            <text:p>publicMethodsQty</text:p>
          </table:table-cell>
          <table:table-cell table:formula="of:=[.S1]" office:value-type="string" office:string-value="privateMethodsQty" calcext:value-type="string">
            <text:p>privateMethodsQty</text:p>
          </table:table-cell>
          <table:table-cell table:formula="of:=[.T1]" office:value-type="string" office:string-value="protectedMethodsQty" calcext:value-type="string">
            <text:p>protectedMethodsQty</text:p>
          </table:table-cell>
          <table:table-cell table:formula="of:=[.U1]" office:value-type="string" office:string-value="defaultMethodsQty" calcext:value-type="string">
            <text:p>defaultMethodsQty</text:p>
          </table:table-cell>
          <table:table-cell table:formula="of:=[.V1]" office:value-type="string" office:string-value="visibleMethodsQty" calcext:value-type="string">
            <text:p>visibleMethodsQty</text:p>
          </table:table-cell>
          <table:table-cell table:formula="of:=[.W1]" office:value-type="string" office:string-value="abstractMethodsQty" calcext:value-type="string">
            <text:p>abstractMethodsQty</text:p>
          </table:table-cell>
          <table:table-cell table:formula="of:=[.X1]" office:value-type="string" office:string-value="finalMethodsQty" calcext:value-type="string">
            <text:p>finalMethodsQty</text:p>
          </table:table-cell>
          <table:table-cell table:formula="of:=[.Y1]" office:value-type="string" office:string-value="synchronizedMethodsQty" calcext:value-type="string">
            <text:p>synchronizedMethodsQty</text:p>
          </table:table-cell>
          <table:table-cell table:formula="of:=[.Z1]" office:value-type="string" office:string-value="totalFieldsQty" calcext:value-type="string">
            <text:p>totalFieldsQty</text:p>
          </table:table-cell>
          <table:table-cell table:formula="of:=[.AA1]" office:value-type="string" office:string-value="staticFieldsQty" calcext:value-type="string">
            <text:p>staticFieldsQty</text:p>
          </table:table-cell>
          <table:table-cell table:formula="of:=[.AB1]" office:value-type="string" office:string-value="publicFieldsQty" calcext:value-type="string">
            <text:p>publicFieldsQty</text:p>
          </table:table-cell>
          <table:table-cell table:formula="of:=[.AC1]" office:value-type="string" office:string-value="privateFieldsQty" calcext:value-type="string">
            <text:p>privateFieldsQty</text:p>
          </table:table-cell>
          <table:table-cell table:formula="of:=[.AD1]" office:value-type="string" office:string-value="protectedFieldsQty" calcext:value-type="string">
            <text:p>protectedFieldsQty</text:p>
          </table:table-cell>
          <table:table-cell table:formula="of:=[.AE1]" office:value-type="string" office:string-value="defaultFieldsQty" calcext:value-type="string">
            <text:p>defaultFieldsQty</text:p>
          </table:table-cell>
          <table:table-cell table:formula="of:=[.AF1]" office:value-type="string" office:string-value="finalFieldsQty" calcext:value-type="string">
            <text:p>finalFieldsQty</text:p>
          </table:table-cell>
          <table:table-cell table:formula="of:=[.AG1]" office:value-type="string" office:string-value="synchronizedFieldsQty" calcext:value-type="string">
            <text:p>synchronizedFieldsQty</text:p>
          </table:table-cell>
          <table:table-cell table:formula="of:=[.AH1]" office:value-type="string" office:string-value="nosi" calcext:value-type="string">
            <text:p>nosi</text:p>
          </table:table-cell>
          <table:table-cell table:style-name="ce1" table:formula="of:=[.AI1]" office:value-type="string" office:string-value="loc" calcext:value-type="string">
            <text:p>loc</text:p>
          </table:table-cell>
          <table:table-cell table:formula="of:=[.AJ1]" office:value-type="string" office:string-value="returnQty" calcext:value-type="string">
            <text:p>returnQty</text:p>
          </table:table-cell>
          <table:table-cell table:formula="of:=[.AK1]" office:value-type="string" office:string-value="loopQty" calcext:value-type="string">
            <text:p>loopQty</text:p>
          </table:table-cell>
          <table:table-cell table:formula="of:=[.AL1]" office:value-type="string" office:string-value="comparisonsQty" calcext:value-type="string">
            <text:p>comparisonsQty</text:p>
          </table:table-cell>
          <table:table-cell table:formula="of:=[.AM1]" office:value-type="string" office:string-value="tryCatchQty" calcext:value-type="string">
            <text:p>tryCatchQty</text:p>
          </table:table-cell>
          <table:table-cell table:formula="of:=[.AN1]" office:value-type="string" office:string-value="parenthesizedExpsQty" calcext:value-type="string">
            <text:p>parenthesizedExpsQty</text:p>
          </table:table-cell>
          <table:table-cell table:formula="of:=[.AO1]" office:value-type="string" office:string-value="stringLiteralsQty" calcext:value-type="string">
            <text:p>stringLiteralsQty</text:p>
          </table:table-cell>
          <table:table-cell table:formula="of:=[.AP1]" office:value-type="string" office:string-value="numbersQty" calcext:value-type="string">
            <text:p>numbersQty</text:p>
          </table:table-cell>
          <table:table-cell table:formula="of:=[.AQ1]" office:value-type="string" office:string-value="assignmentsQty" calcext:value-type="string">
            <text:p>assignmentsQty</text:p>
          </table:table-cell>
          <table:table-cell table:formula="of:=[.AR1]" office:value-type="string" office:string-value="mathOperationsQty" calcext:value-type="string">
            <text:p>mathOperationsQty</text:p>
          </table:table-cell>
          <table:table-cell table:formula="of:=[.AS1]" office:value-type="string" office:string-value="variablesQty" calcext:value-type="string">
            <text:p>variablesQty</text:p>
          </table:table-cell>
          <table:table-cell table:formula="of:=[.AT1]" office:value-type="string" office:string-value="maxNestedBlocksQty" calcext:value-type="string">
            <text:p>maxNestedBlocksQty</text:p>
          </table:table-cell>
          <table:table-cell table:formula="of:=[.AU1]" office:value-type="string" office:string-value="anonymousClassesQty" calcext:value-type="string">
            <text:p>anonymousClassesQty</text:p>
          </table:table-cell>
          <table:table-cell table:formula="of:=[.AV1]" office:value-type="string" office:string-value="innerClassesQty" calcext:value-type="string">
            <text:p>innerClassesQty</text:p>
          </table:table-cell>
          <table:table-cell table:formula="of:=[.AW1]" office:value-type="string" office:string-value="lambdasQty" calcext:value-type="string">
            <text:p>lambdasQty</text:p>
          </table:table-cell>
          <table:table-cell table:formula="of:=[.AX1]" office:value-type="string" office:string-value="uniqueWordsQty" calcext:value-type="string">
            <text:p>uniqueWordsQty</text:p>
          </table:table-cell>
          <table:table-cell table:formula="of:=[.AY1]" office:value-type="string" office:string-value="modifiers" calcext:value-type="string">
            <text:p>modifiers</text:p>
          </table:table-cell>
          <table:table-cell table:formula="of:=[.AZ1]" office:value-type="string" office:string-value="logStatementsQty" calcext:value-type="string">
            <text:p>logStatementsQty</text:p>
          </table:table-cell>
        </table:table-row>
        <table:table-row table:style-name="ro1">
          <table:table-cell table:number-columns-repeated="3"/>
          <table:table-cell table:style-name="ce1" table:formula="of:=SUM([.D2:.D35])" office:value-type="float" office:value="191" calcext:value-type="float">
            <text:p>191</text:p>
          </table:table-cell>
          <table:table-cell table:formula="of:=SUM([.E2:.E35])" office:value-type="float" office:value="259" calcext:value-type="float">
            <text:p>259</text:p>
          </table:table-cell>
          <table:table-cell table:formula="of:=SUM([.F2:.F35])" office:value-type="float" office:value="68" calcext:value-type="float">
            <text:p>68</text:p>
          </table:table-cell>
          <table:table-cell table:formula="of:=SUM([.G2:.G35])" office:value-type="float" office:value="191" calcext:value-type="float">
            <text:p>191</text:p>
          </table:table-cell>
          <table:table-cell table:style-name="ce1" table:formula="of:=SUM([.H2:.H35])" office:value-type="float" office:value="210" calcext:value-type="float">
            <text:p>210</text:p>
          </table:table-cell>
          <table:table-cell table:style-name="ce1" table:formula="of:=SUM([.I2:.I35])" office:value-type="float" office:value="47" calcext:value-type="float">
            <text:p>47</text:p>
          </table:table-cell>
          <table:table-cell table:style-name="ce1" table:formula="of:=SUM([.J2:.J35])" office:value-type="float" office:value="1" calcext:value-type="float">
            <text:p>1</text:p>
          </table:table-cell>
          <table:table-cell table:style-name="ce1" table:formula="of:=SUM([.K2:.K35])" office:value-type="float" office:value="304" calcext:value-type="float">
            <text:p>304</text:p>
          </table:table-cell>
          <table:table-cell table:formula="of:=SUM([.L2:.L35])" office:value-type="float" office:value="379" calcext:value-type="float">
            <text:p>379</text:p>
          </table:table-cell>
          <table:table-cell table:formula="of:=SUM([.M2:.M35])" office:value-type="float" office:value="6.29185216" calcext:value-type="float">
            <text:p>6.29185216</text:p>
          </table:table-cell>
          <table:table-cell table:formula="of:=SUM([.N2:.N35])" office:value-type="float" office:value="-6" calcext:value-type="float">
            <text:p>-6</text:p>
          </table:table-cell>
          <table:table-cell table:formula="of:=SUM([.O2:.O35])" office:value-type="float" office:value="-6" calcext:value-type="float">
            <text:p>-6</text:p>
          </table:table-cell>
          <table:table-cell table:style-name="ce1" table:formula="of:=SUM([.P2:.P35])" office:value-type="float" office:value="123" calcext:value-type="float">
            <text:p>123</text:p>
          </table:table-cell>
          <table:table-cell table:formula="of:=SUM([.Q2:.Q35])" office:value-type="float" office:value="12" calcext:value-type="float">
            <text:p>12</text:p>
          </table:table-cell>
          <table:table-cell table:formula="of:=SUM([.R2:.R35])" office:value-type="float" office:value="84" calcext:value-type="float">
            <text:p>84</text:p>
          </table:table-cell>
          <table:table-cell table:formula="of:=SUM([.S2:.S35])" office:value-type="float" office:value="4" calcext:value-type="float">
            <text:p>4</text:p>
          </table:table-cell>
          <table:table-cell table:formula="of:=SUM([.T2:.T35])" office:value-type="float" office:value="3" calcext:value-type="float">
            <text:p>3</text:p>
          </table:table-cell>
          <table:table-cell table:formula="of:=SUM([.U2:.U35])" office:value-type="float" office:value="32" calcext:value-type="float">
            <text:p>32</text:p>
          </table:table-cell>
          <table:table-cell table:formula="of:=SUM([.V2:.V35])" office:value-type="float" office:value="120" calcext:value-type="float">
            <text:p>120</text:p>
          </table:table-cell>
          <table:table-cell table:formula="of:=SUM([.W2:.W35])" office:value-type="float" office:value="0" calcext:value-type="float">
            <text:p>0</text:p>
          </table:table-cell>
          <table:table-cell table:formula="of:=SUM([.X2:.X35])" office:value-type="float" office:value="0" calcext:value-type="float">
            <text:p>0</text:p>
          </table:table-cell>
          <table:table-cell table:formula="of:=SUM([.Y2:.Y35])" office:value-type="float" office:value="0" calcext:value-type="float">
            <text:p>0</text:p>
          </table:table-cell>
          <table:table-cell table:formula="of:=SUM([.Z2:.Z35])" office:value-type="float" office:value="81" calcext:value-type="float">
            <text:p>81</text:p>
          </table:table-cell>
          <table:table-cell table:formula="of:=SUM([.AA2:.AA35])" office:value-type="float" office:value="5" calcext:value-type="float">
            <text:p>5</text:p>
          </table:table-cell>
          <table:table-cell table:formula="of:=SUM([.AB2:.AB35])" office:value-type="float" office:value="3" calcext:value-type="float">
            <text:p>3</text:p>
          </table:table-cell>
          <table:table-cell table:formula="of:=SUM([.AC2:.AC35])" office:value-type="float" office:value="50" calcext:value-type="float">
            <text:p>50</text:p>
          </table:table-cell>
          <table:table-cell table:formula="of:=SUM([.AD2:.AD35])" office:value-type="float" office:value="0" calcext:value-type="float">
            <text:p>0</text:p>
          </table:table-cell>
          <table:table-cell table:formula="of:=SUM([.AE2:.AE35])" office:value-type="float" office:value="28" calcext:value-type="float">
            <text:p>28</text:p>
          </table:table-cell>
          <table:table-cell table:formula="of:=SUM([.AF2:.AF35])" office:value-type="float" office:value="8" calcext:value-type="float">
            <text:p>8</text:p>
          </table:table-cell>
          <table:table-cell table:formula="of:=SUM([.AG2:.AG35])" office:value-type="float" office:value="0" calcext:value-type="float">
            <text:p>0</text:p>
          </table:table-cell>
          <table:table-cell table:formula="of:=SUM([.AH2:.AH35])" office:value-type="float" office:value="9" calcext:value-type="float">
            <text:p>9</text:p>
          </table:table-cell>
          <table:table-cell table:style-name="ce1" table:formula="of:=SUM([.AI2:.AI35])" office:value-type="float" office:value="1080" calcext:value-type="float">
            <text:p>1080</text:p>
          </table:table-cell>
          <table:table-cell table:formula="of:=SUM([.AJ2:.AJ35])" office:value-type="float" office:value="32" calcext:value-type="float">
            <text:p>32</text:p>
          </table:table-cell>
          <table:table-cell table:formula="of:=SUM([.AK2:.AK35])" office:value-type="float" office:value="2" calcext:value-type="float">
            <text:p>2</text:p>
          </table:table-cell>
          <table:table-cell table:formula="of:=SUM([.AL2:.AL35])" office:value-type="float" office:value="14" calcext:value-type="float">
            <text:p>14</text:p>
          </table:table-cell>
          <table:table-cell table:formula="of:=SUM([.AM2:.AM35])" office:value-type="float" office:value="1" calcext:value-type="float">
            <text:p>1</text:p>
          </table:table-cell>
          <table:table-cell table:formula="of:=SUM([.AN2:.AN35])" office:value-type="float" office:value="15" calcext:value-type="float">
            <text:p>15</text:p>
          </table:table-cell>
          <table:table-cell table:formula="of:=SUM([.AO2:.AO35])" office:value-type="float" office:value="51" calcext:value-type="float">
            <text:p>51</text:p>
          </table:table-cell>
          <table:table-cell table:formula="of:=SUM([.AP2:.AP35])" office:value-type="float" office:value="39" calcext:value-type="float">
            <text:p>39</text:p>
          </table:table-cell>
          <table:table-cell table:formula="of:=SUM([.AQ2:.AQ35])" office:value-type="float" office:value="135" calcext:value-type="float">
            <text:p>135</text:p>
          </table:table-cell>
          <table:table-cell table:formula="of:=SUM([.AR2:.AR35])" office:value-type="float" office:value="29" calcext:value-type="float">
            <text:p>29</text:p>
          </table:table-cell>
          <table:table-cell table:formula="of:=SUM([.AS2:.AS35])" office:value-type="float" office:value="174" calcext:value-type="float">
            <text:p>174</text:p>
          </table:table-cell>
          <table:table-cell table:formula="of:=SUM([.AT2:.AT35])" office:value-type="float" office:value="20" calcext:value-type="float">
            <text:p>20</text:p>
          </table:table-cell>
          <table:table-cell table:formula="of:=SUM([.AU2:.AU35])" office:value-type="float" office:value="2" calcext:value-type="float">
            <text:p>2</text:p>
          </table:table-cell>
          <table:table-cell table:formula="of:=SUM([.AV2:.AV35])" office:value-type="float" office:value="5" calcext:value-type="float">
            <text:p>5</text:p>
          </table:table-cell>
          <table:table-cell table:formula="of:=SUM([.AW2:.AW35])" office:value-type="float" office:value="14" calcext:value-type="float">
            <text:p>14</text:p>
          </table:table-cell>
          <table:table-cell table:formula="of:=SUM([.AX2:.AX35])" office:value-type="float" office:value="755" calcext:value-type="float">
            <text:p>755</text:p>
          </table:table-cell>
          <table:table-cell table:formula="of:=SUM([.AY2:.AY35])" office:value-type="float" office:value="44" calcext:value-type="float">
            <text:p>44</text:p>
          </table:table-cell>
          <table:table-cell table:formula="of:=SUM([.AZ2:.AZ35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9T21:16:57.591568604</dc:date>
    <meta:editing-duration>PT3M20S</meta:editing-duration>
    <meta:editing-cycles>2</meta:editing-cycles>
    <meta:generator>LibreOffice/24.8.0.3$Linux_X86_64 LibreOffice_project/0bdf1299c94fe897b119f97f3c613e9dca6be583</meta:generator>
    <meta:document-statistic meta:table-count="1" meta:cell-count="1918" meta:object-count="0"/>
  </office:meta>
</office:document-meta>
</file>